
<file path=META-INF/manifest.xml><?xml version="1.0" encoding="utf-8"?>
<manifest:manifest xmlns:atom="http://www.w3.org/2005/Atom" xmlns:chart="urn:oasis:names:tc:opendocument:xmlns:chart:1.0" xmlns:dbk="http://docbook.org/ns/docbook" xmlns:dc="http://purl.org/dc/elements/1.1/" xmlns:dom="http://www.w3.org/2001/xml-events" xmlns:dr3d="urn:oasis:names:tc:opendocument:xmlns:dr3d:1.0" xmlns:draw="urn:oasis:names:tc:opendocument:xmlns:drawing:1.0" xmlns:estr="http://exslt.org/strings" xmlns:fo="urn:oasis:names:tc:opendocument:xmlns:xsl-fo-compatible:1.0" xmlns:form="urn:oasis:names:tc:opendocument:xmlns:form:1.0" xmlns:m="http://www.w3.org/1998/Math/MathML" xmlns:manifest="urn:oasis:names:tc:opendocument:xmlns:manifest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rng="http://relaxng.org/ns/structure/1.0" xmlns:script="urn:oasis:names:tc:opendocument:xmlns:script:1.0" xmlns:style="urn:oasis:names:tc:opendocument:xmlns:style:1.0" xmlns:svg="urn:oasis:names:tc:opendocument:xmlns:svg-compatible:1.0" xmlns:table="urn:oasis:names:tc:opendocument:xmlns:table:1.0" xmlns:tei="http://www.tei-c.org/ns/1.0" xmlns:teidocx="http://www.tei-c.org/ns/teidocx/1.0" xmlns:teix="http://www.tei-c.org/ns/Examples" xmlns:text="urn:oasis:names:tc:opendocument:xmlns:text:1.0" xmlns:xforms="http://www.w3.org/2002/xforms" xmlns:xhtml="http://www.w3.org/1999/xhtml" xmlns:xlink="http://www.w3.org/1999/xlink" xmlns:xs="http://www.w3.org/2001/XMLSchema" xmlns:xsd="http://www.w3.org/2001/XMLSchema" xmlns:xsi="http://www.w3.org/2001/XMLSchema-instance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atom="http://www.w3.org/2005/Atom" xmlns:chart="urn:oasis:names:tc:opendocument:xmlns:chart:1.0" xmlns:dbk="http://docbook.org/ns/docbook" xmlns:dc="http://purl.org/dc/elements/1.1/" xmlns:dom="http://www.w3.org/2001/xml-events" xmlns:dr3d="urn:oasis:names:tc:opendocument:xmlns:dr3d:1.0" xmlns:draw="urn:oasis:names:tc:opendocument:xmlns:drawing:1.0" xmlns:estr="http://exslt.org/strings" xmlns:fo="urn:oasis:names:tc:opendocument:xmlns:xsl-fo-compatible:1.0" xmlns:form="urn:oasis:names:tc:opendocument:xmlns:form:1.0" xmlns:m="http://www.w3.org/1998/Math/MathML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rng="http://relaxng.org/ns/structure/1.0" xmlns:script="urn:oasis:names:tc:opendocument:xmlns:script:1.0" xmlns:style="urn:oasis:names:tc:opendocument:xmlns:style:1.0" xmlns:svg="urn:oasis:names:tc:opendocument:xmlns:svg-compatible:1.0" xmlns:table="urn:oasis:names:tc:opendocument:xmlns:table:1.0" xmlns:tei="http://www.tei-c.org/ns/1.0" xmlns:teidocx="http://www.tei-c.org/ns/teidocx/1.0" xmlns:teix="http://www.tei-c.org/ns/Examples" xmlns:text="urn:oasis:names:tc:opendocument:xmlns:text:1.0" xmlns:xforms="http://www.w3.org/2002/xforms" xmlns:xhtml="http://www.w3.org/1999/xhtml" xmlns:xlink="http://www.w3.org/1999/xlink" xmlns:xs="http://www.w3.org/2001/XMLSchema" xmlns:xsd="http://www.w3.org/2001/XMLSchema" xmlns:xsi="http://www.w3.org/2001/XMLSchema-instance" office:version="1.2">
  <office:scripts xmlns:css3t="http://www.w3.org/TR/css3-text/" xmlns:field="urn:openoffice:names:experimental:ooo-ms-interop:xmlns:field:1.0" xmlns:formx="urn:openoffice:names:experimental:ooxml-odf-interop:xmlns:form:1.0" xmlns:grddl="http://www.w3.org/2003/g/data-view#" xmlns:of="urn:oasis:names:tc:opendocument:xmlns:of:1.2" xmlns:rpt="http://openoffice.org/2005/report" xmlns:tableooo="http://openoffice.org/2009/table"/>
  <office:font-face-decls xmlns:css3t="http://www.w3.org/TR/css3-text/" xmlns:field="urn:openoffice:names:experimental:ooo-ms-interop:xmlns:field:1.0" xmlns:formx="urn:openoffice:names:experimental:ooxml-odf-interop:xmlns:form:1.0" xmlns:grddl="http://www.w3.org/2003/g/data-view#" xmlns:of="urn:oasis:names:tc:opendocument:xmlns:of:1.2" xmlns:rpt="http://openoffice.org/2005/report" xmlns:tableooo="http://openoffice.org/2009/table"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 xmlns:css3t="http://www.w3.org/TR/css3-text/" xmlns:field="urn:openoffice:names:experimental:ooo-ms-interop:xmlns:field:1.0" xmlns:formx="urn:openoffice:names:experimental:ooxml-odf-interop:xmlns:form:1.0" xmlns:grddl="http://www.w3.org/2003/g/data-view#" xmlns:of="urn:oasis:names:tc:opendocument:xmlns:of:1.2" xmlns:rpt="http://openoffice.org/2005/report" xmlns:tableooo="http://openoffice.org/2009/table">
    <style:style style:name="P1" style:family="paragraph" style:parent-style-name="Footer">
      <style:paragraph-properties fo:text-align="left" style:justify-single-word="false"/>
    </style:style>
  </office:automatic-styles>
  <office:body>
    <office:text><text:h text:outline-level="1"/><text:soft-page-break/>GOLD EXPERIENCE REQUIEM PART 1<text:p text:style-name="Text_20_body">WHA...</text:p><text:span text:style-name="Emphasis">GI...</text:span><text:span text:style-name="Emphasis">GIORNO !?</text:span> <text:p text:style-name="Text_20_body">W... WAIT, MISTA!</text:p> <text:p text:style-name="Text_20_body">THERE'S SOMETHING PEEKING OUT FROM THE CRACKS! IS THAT...</text:p><text:p text:style-name="Text_20_body">COULD IT BE!?</text:p><text:soft-page-break/><text:p text:style-name="Text_20_body">WHAT AM I LOOKING AT? I SMASHED HIS HEAD OPEN! SHOULDN'T HIS BRIANS BE SPLATTRED ACROSS THE GROUND!/</text:p> <text:p text:style-name="Text_20_body">THAT THING INSIDE... THAT'S NOT HIS BRAIN... I... IMPOSSIBLE! AND THE ARROW'S BEING SUCKED INTO HIS ARM, TOO!</text:p><text:soft-page-break/><text:p text:style-name="Text_20_body">THE <text:span text:style-name="Emphasis">ARROW!?</text:span></text:p> <text:p text:style-name="Text_20_body">THE <text:span text:style-name="Emphasis">ARROW'S</text:span>-!</text:p><text:span text:style-name="Emphasis">D... DAMN!</text:span> <text:span text:style-name="Emphasis">YOU'RE FINISHED GIORNO GIOVANNA!</text:span><text:soft-page-break/><text:p text:style-name="Text_20_body">AH!</text:p><text:p text:style-name="Text_20_body">TH...</text:p><text:soft-page-break/><text:p text:style-name="Text_20_body">THAT'S-!</text:p>THATS<text:p text:style-name="Text_20_body">GIORNO'S HASNT'T BEEN <text:span text:style-name="Emphasis">REJECTED</text:span>AT ALL!</text:p> <text:p text:style-name="Text_20_body">THE ARROW DIDN'T REJECT HIM FOR BEING UNQUALIFIED!</text:p> <text:p text:style-name="Text_20_body">NO, FAR FROM IT...</text:p><text:p text:style-name="Text_20_body">THE <text:span text:style-name="Emphasis">ARROW</text:span>BELONGS TO GIORNO FOR ETERNITY!</text:p> <text:p text:style-name="Text_20_body">NOW <text:span text:style-name="Emphasis">THE BOSS</text:span>WILL NEVER BE ABLE TO LAY A SINGLE FINGER ON <text:span text:style-name="Emphasis">THAT ARROW</text:span>EVER AGAIN!</text:p><text:soft-page-break/><text:p text:style-name="Text_20_body">... ... ... ... ... ... ... ... ...</text:p><text:soft-page-break/><text:soft-page-break/><text:p text:style-name="Text_20_body">AM I...</text:p> <text:p text:style-name="Text_20_body">LOOKING AT REALITY...?</text:p> <text:p text:style-name="Text_20_body">THIS MUST BE SOME SORT OF MISTAKE!</text:p> <text:p text:style-name="Text_20_body"><text:span text:style-name="Emphasis">I'M</text:span>SUPPOSED TO SEE GIORNO'S <text:span text:style-name="Emphasis">CORPSE</text:span>WITH HIS HEAD SMASHED OPEN.</text:p> <text:p text:style-name="Text_20_body">THIS IS NOT <text:span text:style-name="Emphasis">REALITY!</text:span></text:p><text:p text:style-name="Text_20_body">THAT'S <text:span text:style-name="Emphasis">REQUIEM...</text:span></text:p> <text:p text:style-name="Text_20_body">THAT'S GIORNO'S REQUIEM.</text:p><text:p text:style-name="Text_20_body">THAT'S GIORNO'S REQUIEM.</text:p> <text:p text:style-name="Text_20_body">THAT'S GIORNO'S REQUIEM.</text:p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peaker" style:family="paragraph" style:parent-style-name="Standard">
      <style:paragraph-properties fo:margin-top="0.101cm" fo:margin-bottom="0cm"/>
      <style:text-properties fo:font-variant="small-caps" fo:font-weight="bold"/>
    </style:style>
    <style:style style:name="l" style:family="paragraph" style:parent-style-name="Speaker">
      <style:paragraph-properties fo:margin="100%" fo:margin-left="0.199cm" fo:margin-right="0cm" fo:margin-top="0cm" fo:margin-bottom="0cm" fo:text-indent="0cm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="100%" fo:margin-left="0cm" fo:margin-right="0cm" fo:margin-top="0.101cm" fo:margin-bottom="0cm" fo:text-indent="0cm" style:auto-text-indent="false"/>
      <style:text-properties fo:font-variant="normal" fo:text-transform="none" fo:font-style="italic" fo:font-weight="normal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tei_5f_docTitle" style:display-name="tei_docTitle" style:family="paragraph" style:parent-style-name="Contents_20_8" style:next-style-name="Text_20_body">
      <style:paragraph-properties fo:margin="100%" fo:margin-left="0cm" fo:margin-right="0cm" fo:margin-top="0cm" fo:margin-bottom="0cm" fo:text-indent="0cm" style:auto-text-indent="false"/>
      <style:text-properties fo:font-size="18pt" fo:font-weight="bold"/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ei_5f_cit" style:display-name="tei_cit" style:family="paragraph" style:parent-style-name="Text" style:next-style-name="Text_20_body" style:master-page-name="">
      <style:paragraph-properties fo:margin="100%" fo:margin-left="0.212cm" fo:margin-right="0.212cm" fo:margin-top="0cm" fo:margin-bottom="0cm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ei_5f_biblStruct" style:display-name="tei_biblStruct" style:family="paragraph" style:parent-style-name="Text_20_body_20_indent">
      <style:paragraph-properties fo:margin="100%" fo:margin-left="0.353cm" fo:margin-right="0cm" fo:margin-top="0cm" fo:margin-bottom="0cm" fo:text-indent="-0.353cm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i_5f_displayNote" style:display-name="tei_displayNote" style:family="paragraph" style:parent-style-name="Stage" style:class="text">
      <style:paragraph-properties fo:margin="100%" fo:margin-left="0.199cm" fo:margin-right="0.199cm" fo:margin-top="0.199cm" fo:margin-bottom="0.199cm" fo:text-indent="0cm" style:auto-text-indent="false"/>
      <style:text-properties fo:font-style="normal"/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mallCaps" style:family="text">
      <style:text-properties fo:font-variant="small-caps"/>
    </style:style>
    <style:style style:name="AllCaps" style:family="text">
      <style:text-properties fo:text-transform="uppercase"/>
    </style:style>
    <style:style style:name="StrikeThrough" style:family="text">
      <style:text-properties style:text-line-through-style="solid"/>
    </style:style>
    <style:style style:name="StrikeDoubleThrough" style:family="text">
      <style:text-properties style:text-line-through-style="solid" style:text-line-through-type="double"/>
    </style:style>
    <style:style style:name="Underline" style:family="text">
      <style:text-properties style:text-underline-style="solid" style:text-underline-width="auto" style:text-underline-color="font-color"/>
    </style:style>
    <style:style style:name="UnderDoubleLine" style:family="text">
      <style:text-properties style:text-underline-style="solid" style:text-underline-type="double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age" style:family="text">
      <style:text-properties fo:font-variant="normal" fo:text-transform="none" fo:font-style="italic" fo:font-weight="normal"/>
    </style:style>
    <style:style style:name="tei_5f_inlineNote" style:display-name="tei_inlineNote" style:family="text" style:parent-style-name="Stage">
      <style:text-properties fo:font-variant="normal" fo:text-transform="none" fo:font-size="10.5pt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atom="http://www.w3.org/2005/Atom" xmlns:chart="urn:oasis:names:tc:opendocument:xmlns:chart:1.0" xmlns:dbk="http://docbook.org/ns/docbook" xmlns:dc="http://purl.org/dc/elements/1.1/" xmlns:dom="http://www.w3.org/2001/xml-events" xmlns:dr3d="urn:oasis:names:tc:opendocument:xmlns:dr3d:1.0" xmlns:draw="urn:oasis:names:tc:opendocument:xmlns:drawing:1.0" xmlns:estr="http://exslt.org/strings" xmlns:fo="urn:oasis:names:tc:opendocument:xmlns:xsl-fo-compatible:1.0" xmlns:form="urn:oasis:names:tc:opendocument:xmlns:form:1.0" xmlns:m="http://www.w3.org/1998/Math/MathML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rng="http://relaxng.org/ns/structure/1.0" xmlns:script="urn:oasis:names:tc:opendocument:xmlns:script:1.0" xmlns:style="urn:oasis:names:tc:opendocument:xmlns:style:1.0" xmlns:svg="urn:oasis:names:tc:opendocument:xmlns:svg-compatible:1.0" xmlns:table="urn:oasis:names:tc:opendocument:xmlns:table:1.0" xmlns:tei="http://www.tei-c.org/ns/1.0" xmlns:teidocx="http://www.tei-c.org/ns/teidocx/1.0" xmlns:teix="http://www.tei-c.org/ns/Examples" xmlns:text="urn:oasis:names:tc:opendocument:xmlns:text:1.0" xmlns:xforms="http://www.w3.org/2002/xforms" xmlns:xhtml="http://www.w3.org/1999/xhtml" xmlns:xlink="http://www.w3.org/1999/xlink" xmlns:xs="http://www.w3.org/2001/XMLSchema" xmlns:xsd="http://www.w3.org/2001/XMLSchema" xmlns:xsi="http://www.w3.org/2001/XMLSchema-instance" office:version="1.2">
  <office:meta>
    <meta:generator>TEI to OpenOffice XSLT</meta:generator>
    <dc:title>JoJo's Bizarre Adventure Part 5: Golden Wind</dc:title>
    <dc:description/>
    <dc:subject/>
    <meta:creation-date>2025-10-27T14:57:12Z</meta:creation-date>
    <dc:date>2025-10-27T14:57:12Z</dc:date>
    <dc:language>en</dc:language>
    <meta:editing-cycles>1</meta:editing-cycles>
    <meta:editing-duration>PT00H00M0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2" meta:word-count="144" meta:character-count="820"/>
  </office:meta>
</office:document-meta>
</file>